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5.043cm"/>
    </style:style>
    <style:style style:name="Tabela1.B" style:family="table-column">
      <style:table-column-properties style:column-width="8.105cm"/>
    </style:style>
    <style:style style:name="Tabela1.C" style:family="table-column">
      <style:table-column-properties style:column-width="2.401cm"/>
    </style:style>
    <style:style style:name="Tabela1.D" style:family="table-column">
      <style:table-column-properties style:column-width="1.446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Heading">
      <style:paragraph-properties fo:text-align="start" style:justify-single-word="false"/>
      <style:text-properties officeooo:paragraph-rsid="001eafc5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rsid="001eafc5" officeooo:paragraph-rsid="001eafc5"/>
    </style:style>
    <style:style style:name="P5" style:family="paragraph" style:parent-style-name="Title">
      <style:text-properties officeooo:rsid="001eafc5" officeooo:paragraph-rsid="001eafc5"/>
    </style:style>
    <style:style style:name="P6" style:family="paragraph" style:parent-style-name="Text_20_body">
      <style:text-properties fo:font-size="20pt" fo:font-weight="normal" officeooo:rsid="001eafc5" officeooo:paragraph-rsid="001eafc5" style:font-size-asian="20pt" style:font-weight-asian="normal" style:font-size-complex="20pt" style:font-weight-complex="normal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fo:font-size="13pt" fo:font-weight="normal" officeooo:rsid="001eafc5" officeooo:paragraph-rsid="001eafc5" style:font-size-asian="13pt" style:font-weight-asian="normal" style:font-size-complex="13pt" style:font-weight-complex="normal"/>
    </style:style>
    <style:style style:name="P10" style:family="paragraph" style:parent-style-name="Heading_20_1">
      <style:paragraph-properties fo:margin-top="0cm" fo:margin-bottom="0.141cm" style:contextual-spacing="false" fo:break-before="page"/>
      <style:text-properties fo:font-size="13pt" officeooo:paragraph-rsid="00227e9c" style:font-size-asian="13pt" style:font-size-complex="13pt"/>
    </style:style>
    <style:style style:name="P11" style:family="paragraph" style:parent-style-name="Heading_20_1">
      <style:text-properties fo:font-size="13pt" officeooo:paragraph-rsid="00227e9c" style:font-size-asian="13pt" style:font-size-complex="13pt"/>
    </style:style>
    <style:style style:name="P12" style:family="paragraph" style:parent-style-name="Heading_20_2">
      <style:text-properties fo:font-size="13pt" officeooo:paragraph-rsid="00227e9c" style:font-size-asian="13pt" style:font-size-complex="13pt"/>
    </style:style>
    <style:style style:name="P13" style:family="paragraph" style:parent-style-name="Heading_20_2">
      <style:text-properties fo:font-size="13pt" style:font-size-asian="13pt" style:font-size-complex="13pt"/>
    </style:style>
    <style:style style:name="P14" style:family="paragraph" style:parent-style-name="Heading_20_1">
      <style:text-properties fo:color="#000000" loext:opacity="100%" officeooo:paragraph-rsid="001eafc5"/>
    </style:style>
    <style:style style:name="P15" style:family="paragraph" style:parent-style-name="Standard">
      <style:paragraph-properties fo:margin-left="1.249cm"/>
      <style:text-properties officeooo:paragraph-rsid="00200e86"/>
    </style:style>
    <style:style style:name="P16" style:family="paragraph" style:parent-style-name="Text_20_body">
      <style:text-properties fo:color="#7b7b7b" loext:opacity="100%" fo:font-style="italic" officeooo:rsid="00200e86" officeooo:paragraph-rsid="00200e86" style:font-style-asian="italic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P17" style:family="paragraph" style:parent-style-name="Standard">
      <style:paragraph-properties fo:margin-left="2.498cm"/>
      <style:text-properties officeooo:paragraph-rsid="00200e86"/>
    </style:style>
    <style:style style:name="P18" style:family="paragraph" style:parent-style-name="Heading_20_2">
      <style:text-properties officeooo:paragraph-rsid="001eafc5"/>
    </style:style>
    <style:style style:name="T1" style:family="text">
      <style:text-properties officeooo:rsid="00227e9c"/>
    </style:style>
    <style:style style:name="T2" style:family="text">
      <style:text-properties officeooo:rsid="001eafc5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color="#7b7b7b" loext:opacity="100%" fo:font-style="italic" style:font-style-asian="italic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T6" style:family="text">
      <style:text-properties fo:color="#7b7b7b" loext:opacity="100%" fo:font-size="12pt" fo:font-style="italic" style:font-size-asian="12pt" style:font-style-asian="italic" style:font-size-complex="12pt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Table_20_Heading"><text:span text:style-name="Strong_20_Emphasis">Typ dokumentu:</text:span></text:p>
              <text:p text:style-name="Table_20_Contents"><text:span text:style-name="T1">Analiza s</text:span>pecyfikacja Wymagań</text:p>
            </table:table-cell>
            <table:table-cell table:style-name="Tabela1.A1" office:value-type="string">
              <text:p text:style-name="P1"><text:span text:style-name="Strong_20_Emphasis">Nazwa pliku:</text:span></text:p>
              <text:p text:style-name="P2"><text:span text:style-name="Strong_20_Emphasis"><text:span text:style-name="T2">szablon_</text:span></text:span><text:span text:style-name="Strong_20_Emphasis"><text:span text:style-name="T1">analiza_</text:span></text:span><text:span text:style-name="Strong_20_Emphasis"><text:span text:style-name="T2">specyfikacja_wymagańv1</text:span></text:span></text:p>
            </table:table-cell>
            <table:table-cell table:style-name="Tabela1.A1" office:value-type="string">
              <text:p text:style-name="P1"><text:span text:style-name="Strong_20_Emphasis">Data:</text:span></text:p>
              <text:p text:style-name="P3">21.06.2025</text:p>
            </table:table-cell>
            <table:table-cell table:style-name="Tabela1.A1" office:value-type="string">
              <text:p text:style-name="P2"><text:span text:style-name="Strong_20_Emphasis"><text:span text:style-name="T2">Wersja</text:span></text:span><text:span text:style-name="Strong_20_Emphasis">:</text:span></text:p>
              <text:p text:style-name="P4">0.1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Projekt: &lt;</text:span><text:span text:style-name="Strong_20_Emphasis"><text:span text:style-name="T2">Nazwa projeku&gt;</text:span></text:span></text:p>
          </table:table-cell>
          <table:table-cell table:style-name="Tabela1.A1" table:number-columns-spanned="3" office:value-type="string">
            <text:p text:style-name="Table_20_Contents"><text:span text:style-name="Strong_20_Emphasis">Dotyczy: &lt;</text:span><text:span text:style-name="Strong_20_Emphasis"><text:span text:style-name="T2">Nazwa Systemu&gt;</text:span></text:span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1">Analiza s</text:span>pecyfikacja <text:span text:style-name="T1">w</text:span>ymagań<text:line-break/><text:span text:style-name="T3">&lt;Nazwa Projektu&gt;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 text:protected="true">
            <text:p text:style-name="Contents_20_Heading">Spis treści</text:p>
          </text:index-title>
          <text:p text:style-name="P7"><text:a xlink:type="simple" xlink:href="#__RefHeading___Toc5890_3987500746" text:style-name="Index_20_Link" text:visited-style-name="Index_20_Link">1 <text:s/>Wstęp<text:tab/>4</text:a></text:p>
          <text:p text:style-name="P7"><text:a xlink:type="simple" xlink:href="#__RefHeading___Toc5892_3987500746" text:style-name="Index_20_Link" text:visited-style-name="Index_20_Link">2 Cele analizy specyfikacji<text:tab/>4</text:a></text:p>
          <text:p text:style-name="P7"><text:a xlink:type="simple" xlink:href="#__RefHeading___Toc5894_3987500746" text:style-name="Index_20_Link" text:visited-style-name="Index_20_Link">3 Zakres specyfikacji<text:tab/>4</text:a></text:p>
          <text:p text:style-name="P7"><text:a xlink:type="simple" xlink:href="#__RefHeading___Toc5896_3987500746" text:style-name="Index_20_Link" text:visited-style-name="Index_20_Link">4 Analiza wymagań funkcjonalnych - model use case'ów<text:tab/>4</text:a></text:p>
          <text:p text:style-name="P8"><text:a xlink:type="simple" xlink:href="#__RefHeading___Toc5898_3987500746" text:style-name="Index_20_Link" text:visited-style-name="Index_20_Link">4.1 Specyfikacja aktorów<text:tab/>4</text:a></text:p>
          <text:p text:style-name="P8"><text:a xlink:type="simple" xlink:href="#__RefHeading___Toc5900_3987500746" text:style-name="Index_20_Link" text:visited-style-name="Index_20_Link">4.2 Lista use case'ów<text:tab/>4</text:a></text:p>
          <text:p text:style-name="P8"><text:a xlink:type="simple" xlink:href="#__RefHeading___Toc5902_3987500746" text:style-name="Index_20_Link" text:visited-style-name="Index_20_Link">4.3 Diagram use case'ów UML<text:tab/>4</text:a></text:p>
          <text:p text:style-name="P8"><text:a xlink:type="simple" xlink:href="#__RefHeading___Toc5904_3987500746" text:style-name="Index_20_Link" text:visited-style-name="Index_20_Link">4.4 Specyfikacja use case’ów<text:tab/>4</text:a></text:p>
          <text:p text:style-name="P8"><text:a xlink:type="simple" xlink:href="#__RefHeading___Toc5906_3987500746" text:style-name="Index_20_Link" text:visited-style-name="Index_20_Link">4.5 Diagramy aktywności UML dla use case’ów<text:tab/>4</text:a></text:p>
          <text:p text:style-name="P7"><text:a xlink:type="simple" xlink:href="#__RefHeading___Toc5908_3987500746" text:style-name="Index_20_Link" text:visited-style-name="Index_20_Link">5 Analiza wymagań niefunkcjonalnych<text:tab/>4</text:a></text:p>
          <text:p text:style-name="P8"><text:a xlink:type="simple" xlink:href="#__RefHeading___Toc5910_3987500746" text:style-name="Index_20_Link" text:visited-style-name="Index_20_Link">5.1 Interfejsy użytkownika<text:tab/>4</text:a></text:p>
          <text:p text:style-name="P8"><text:a xlink:type="simple" xlink:href="#__RefHeading___Toc5912_3987500746" text:style-name="Index_20_Link" text:visited-style-name="Index_20_Link">5.2 Interfejsy sprzętowe<text:tab/>4</text:a></text:p>
          <text:p text:style-name="P8"><text:a xlink:type="simple" xlink:href="#__RefHeading___Toc5914_3987500746" text:style-name="Index_20_Link" text:visited-style-name="Index_20_Link">5.3 Interfejsy komunikacyjne<text:tab/>4</text:a></text:p>
          <text:p text:style-name="P8"><text:a xlink:type="simple" xlink:href="#__RefHeading___Toc5916_3987500746" text:style-name="Index_20_Link" text:visited-style-name="Index_20_Link">5.4 Interfejsy programowe<text:tab/>4</text:a></text:p>
          <text:p text:style-name="P7"><text:a xlink:type="simple" xlink:href="#__RefHeading___Toc5918_3987500746" text:style-name="Index_20_Link" text:visited-style-name="Index_20_Link">6 Analiza wymagań dotyczących jakości modelowanego systemu<text:tab/>4</text:a></text:p>
          <text:p text:style-name="P7"><text:a xlink:type="simple" xlink:href="#__RefHeading___Toc5920_3987500746" text:style-name="Index_20_Link" text:visited-style-name="Index_20_Link">7 Analiza warunków serwisowania<text:tab/>4</text:a></text:p>
          <text:p text:style-name="P7"><text:a xlink:type="simple" xlink:href="#__RefHeading___Toc5922_3987500746" text:style-name="Index_20_Link" text:visited-style-name="Index_20_Link">8 Analiza ograniczeń architektury systemu<text:tab/>4</text:a></text:p>
          <text:p text:style-name="P7"><text:a xlink:type="simple" xlink:href="#__RefHeading___Toc5924_3987500746" text:style-name="Index_20_Link" text:visited-style-name="Index_20_Link">9 Model bazy danych<text:tab/>4</text:a></text:p>
          <text:p text:style-name="P8"><text:a xlink:type="simple" xlink:href="#__RefHeading___Toc5926_3987500746" text:style-name="Index_20_Link" text:visited-style-name="Index_20_Link">9.1 Specyfikacja atrybutów bazy danych<text:tab/>4</text:a></text:p>
          <text:p text:style-name="P8"><text:a xlink:type="simple" xlink:href="#__RefHeading___Toc5928_3987500746" text:style-name="Index_20_Link" text:visited-style-name="Index_20_Link">9.2 Specyfikacja operacji na danych<text:tab/>4</text:a></text:p>
          <text:p text:style-name="P8"><text:a xlink:type="simple" xlink:href="#__RefHeading___Toc5930_3987500746" text:style-name="Index_20_Link" text:visited-style-name="Index_20_Link">9.3 Specyfikacja reguł poprawności i zgodności typów danych<text:tab/>4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9"/>
      <text:h text:style-name="P10" text:outline-level="1"><text:bookmark-start text:name="_Toc201499451"/><text:bookmark-start text:name="__RefHeading___Toc5890_3987500746"/><text:s/>Wstęp<text:bookmark-end text:name="_Toc201499451"/><text:bookmark-end text:name="__RefHeading___Toc5890_3987500746"/></text:h>
      <text:h text:style-name="P11" text:outline-level="1"><text:bookmark-start text:name="_Toc201499452"/><text:bookmark-start text:name="__RefHeading___Toc5892_3987500746"/>Cele analizy specyfikacji<text:bookmark-end text:name="_Toc201499452"/><text:bookmark-end text:name="__RefHeading___Toc5892_3987500746"/></text:h>
      <text:h text:style-name="P11" text:outline-level="1"><text:bookmark-start text:name="_Toc201499453"/><text:bookmark-start text:name="__RefHeading___Toc5894_3987500746"/>Zakres specyfikacji<text:bookmark-end text:name="_Toc201499453"/><text:bookmark-end text:name="__RefHeading___Toc5894_3987500746"/></text:h>
      <text:h text:style-name="P11" text:outline-level="1"><text:bookmark-start text:name="_Toc201499454"/><text:bookmark-start text:name="__RefHeading___Toc5896_3987500746"/>Analiza wymagań funkcjonalnych - model use case'ów<text:bookmark-end text:name="_Toc201499454"/><text:bookmark-end text:name="__RefHeading___Toc5896_3987500746"/></text:h>
      <text:h text:style-name="P12" text:outline-level="2"><text:bookmark-start text:name="_Toc201499455"/><text:bookmark-start text:name="__RefHeading___Toc5898_3987500746"/>Specyfikacja aktorów<text:bookmark-end text:name="_Toc201499455"/><text:bookmark-end text:name="__RefHeading___Toc5898_3987500746"/></text:h>
      <text:h text:style-name="P12" text:outline-level="2"><text:bookmark-start text:name="_Toc201499456"/><text:bookmark-start text:name="__RefHeading___Toc5900_3987500746"/>Lista use case'ów<text:bookmark-end text:name="_Toc201499456"/><text:bookmark-end text:name="__RefHeading___Toc5900_3987500746"/></text:h>
      <text:h text:style-name="P12" text:outline-level="2"><text:bookmark-start text:name="_Toc201499457"/><text:bookmark-start text:name="__RefHeading___Toc5902_3987500746"/>Diagram use case'ów UML<text:bookmark-end text:name="_Toc201499457"/><text:bookmark-end text:name="__RefHeading___Toc5902_3987500746"/></text:h>
      <text:h text:style-name="P12" text:outline-level="2"><text:bookmark-start text:name="_Toc201499458"/><text:bookmark-start text:name="__RefHeading___Toc5904_3987500746"/>Specyfikacja use case’ów<text:bookmark-end text:name="_Toc201499458"/><text:bookmark-end text:name="__RefHeading___Toc5904_3987500746"/></text:h>
      <text:h text:style-name="P12" text:outline-level="2"><text:bookmark-start text:name="_Toc201499459"/><text:bookmark-start text:name="__RefHeading___Toc5906_3987500746"/>Diagramy aktywności UML dla use case’ów<text:bookmark-end text:name="_Toc201499459"/><text:bookmark-end text:name="__RefHeading___Toc5906_3987500746"/></text:h>
      <text:h text:style-name="P11" text:outline-level="1"><text:bookmark-start text:name="_Toc201499460"/><text:bookmark-start text:name="__RefHeading___Toc5908_3987500746"/>Analiza wymagań niefunkcjonalnych<text:bookmark-end text:name="_Toc201499460"/><text:bookmark-end text:name="__RefHeading___Toc5908_3987500746"/></text:h>
      <text:h text:style-name="P12" text:outline-level="2"><text:bookmark-start text:name="_Toc201499461"/><text:bookmark-start text:name="__RefHeading___Toc5910_3987500746"/>Interfejsy użytkownika<text:bookmark-end text:name="_Toc201499461"/><text:bookmark-end text:name="__RefHeading___Toc5910_3987500746"/></text:h>
      <text:h text:style-name="P12" text:outline-level="2"><text:bookmark-start text:name="_Toc201499462"/><text:bookmark-start text:name="__RefHeading___Toc5912_3987500746"/>Interfejsy sprzętowe<text:bookmark-end text:name="_Toc201499462"/><text:bookmark-end text:name="__RefHeading___Toc5912_3987500746"/></text:h>
      <text:h text:style-name="P12" text:outline-level="2"><text:bookmark-start text:name="_Toc201499463"/><text:bookmark-start text:name="__RefHeading___Toc5914_3987500746"/>Interfejsy komunikacyjne<text:bookmark-end text:name="_Toc201499463"/><text:bookmark-end text:name="__RefHeading___Toc5914_3987500746"/></text:h>
      <text:h text:style-name="P12" text:outline-level="2"><text:bookmark-start text:name="_Toc201499464"/><text:bookmark-start text:name="__RefHeading___Toc5916_3987500746"/>Interfejsy programowe<text:bookmark-end text:name="_Toc201499464"/><text:bookmark-end text:name="__RefHeading___Toc5916_3987500746"/></text:h>
      <text:h text:style-name="P11" text:outline-level="1"><text:bookmark-start text:name="_Toc201499465"/><text:bookmark-start text:name="__RefHeading___Toc5918_3987500746"/>Analiza wymagań dotyczących jakości modelowanego systemu<text:bookmark-end text:name="_Toc201499465"/><text:bookmark-end text:name="__RefHeading___Toc5918_3987500746"/></text:h>
      <text:h text:style-name="P11" text:outline-level="1"><text:bookmark-start text:name="_Toc201499466"/><text:bookmark-start text:name="__RefHeading___Toc5920_3987500746"/>Analiza warunków serwisowania<text:bookmark-end text:name="_Toc201499466"/><text:bookmark-end text:name="__RefHeading___Toc5920_3987500746"/></text:h>
      <text:h text:style-name="P11" text:outline-level="1"><text:bookmark-start text:name="_Toc201499467"/><text:bookmark-start text:name="__RefHeading___Toc5922_3987500746"/>Analiza ograniczeń architektury systemu<text:bookmark-end text:name="_Toc201499467"/><text:bookmark-end text:name="__RefHeading___Toc5922_3987500746"/></text:h>
      <text:h text:style-name="P11" text:outline-level="1"><text:bookmark-start text:name="_Toc201499468"/><text:bookmark-start text:name="__RefHeading___Toc5924_3987500746"/>Model bazy danych<text:bookmark-end text:name="_Toc201499468"/><text:bookmark-end text:name="__RefHeading___Toc5924_3987500746"/></text:h>
      <text:h text:style-name="P12" text:outline-level="2"><text:bookmark-start text:name="_Toc201499469"/><text:bookmark-start text:name="__RefHeading___Toc5926_3987500746"/>Specyfikacja atrybutów bazy danych<text:bookmark-end text:name="_Toc201499469"/><text:bookmark-end text:name="__RefHeading___Toc5926_3987500746"/></text:h>
      <text:h text:style-name="P13" text:outline-level="2"><text:bookmark-start text:name="_Toc201499470"/><text:bookmark-start text:name="__RefHeading___Toc5928_3987500746"/>Specyfikacja operacji na danych<text:bookmark-end text:name="_Toc201499470"/><text:bookmark-end text:name="__RefHeading___Toc5928_3987500746"/></text:h>
      <text:h text:style-name="P12" text:outline-level="2"><text:bookmark-start text:name="_Toc201499471"/><text:bookmark-start text:name="__RefHeading___Toc5930_3987500746"/>Specyfikacja reguł poprawności i zgodności typów danych<text:bookmark-end text:name="_Toc201499471"/><text:bookmark-end text:name="__RefHeading___Toc5930_3987500746"/></text:h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h text:style-name="P14" text:outline-level="1" text:is-list-header="true"><text:span text:style-name="T4"/></text:h>
      <text:p text:style-name="P15" loext:marker-style-name="T5"><text:span text:style-name="T5"/></text:p>
      <text:p text:style-name="P16"/>
      <text:p text:style-name="P17" loext:marker-style-name="T5"><text:span text:style-name="T5"/></text:p>
      <text:h text:style-name="P18" text:outline-level="2" text:is-list-header="true"><text:span text:style-name="T6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2T11:36:21.303154400</meta:creation-date>
    <dc:date>2025-07-15T18:02:03.993540000</dc:date>
    <meta:editing-duration>PT14M18S</meta:editing-duration>
    <meta:editing-cycles>3</meta:editing-cycles>
    <meta:generator>LibreOffice/25.2.4.3$Windows_X86_64 LibreOffice_project/33e196637044ead23f5c3226cde09b47731f7e27</meta:generator>
    <meta:document-statistic meta:table-count="1" meta:image-count="0" meta:object-count="0" meta:page-count="5" meta:paragraph-count="54" meta:word-count="234" meta:character-count="1582" meta:non-whitespace-character-count="1421"/>
  </office:meta>
</office:document-meta>
</file>